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GMLDocType.SGMLDocType( String root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GMLDocType.SGMLDocType( String root_name ,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